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min motor RPM</text:p>
          </table:table-cell>
          <table:table-cell table:style-name="ce2" office:value-type="float" office:value="750" calcext:value-type="float">
            <text:p>750</text:p>
          </table:table-cell>
          <table:table-cell table:style-name="ce1"/>
        </table:table-row>
        <table:table-row table:style-name="ro2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3">
          <table:table-cell office:value-type="string" calcext:value-type="string">
            <text:p>wheel perimeter / mm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max speed / mm/s</text:p>
          </table:table-cell>
          <table:table-cell table:style-name="ce3" table:formula="of:=[.B5] * ([.B1]/60) / [.B4]" office:value-type="float" office:value="1053.55575065847" calcext:value-type="float">
            <text:p>1053.5557506585</text:p>
          </table:table-cell>
          <table:table-cell/>
        </table:table-row>
        <table:table-row table:style-name="ro1">
          <table:table-cell office:value-type="string" calcext:value-type="string">
            <text:p>min speed / mm/s</text:p>
          </table:table-cell>
          <table:table-cell table:style-name="ce3" table:formula="of:=[.B5] * ([.B2]/60) / [.B4]" office:value-type="float" office:value="73.1635937957272" calcext:value-type="float">
            <text:p>73.1635937957</text:p>
          </table:table-cell>
          <table:table-cell/>
        </table:table-row>
        <table:table-row table:style-name="ro1">
          <table:table-cell office:value-type="string" calcext:value-type="string">
            <text:p>odometry resolution / mm</text:p>
          </table:table-cell>
          <table:table-cell table:style-name="ce3" table:formula="of:=[.B5]/([.B4]*[.B3])" office:value-type="float" office:value="0.731635937957272" calcext:value-type="float">
            <text:p>0.731635938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ax ticks per control frame</text:p>
          </table:table-cell>
          <table:table-cell table:style-name="ce3" table:formula="of:=([.B1] / 60) * [.B3] / [.B11]" office:value-type="float" office:value="28.8" calcext:value-type="float">
            <text:p>28.8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m/s</text:p>
          </table:table-cell>
          <table:table-cell table:style-name="ce3" table:formula="of:=[.B5] * (([.B15]*[.B11]) / [.B3]) / [.B4]" office:value-type="float" office:value="73.1635937957272" calcext:value-type="float">
            <text:p>73.1635937957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2]"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T18:30:09.23391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1-03T23:57:41.032705698</dc:date>
    <dc:creator>Kuba </dc:creator>
    <meta:editing-duration>PT27M39S</meta:editing-duration>
    <meta:editing-cycles>11</meta:editing-cycles>
    <meta:generator>LibreOffice/4.1.4.2$Linux_X86_64 LibreOffice_project/410m0$Build-2</meta:generator>
    <meta:document-statistic meta:table-count="2" meta:cell-count="46" meta:object-count="0"/>
  </office:meta>
</office:document-meta>
</file>